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parent-style-name="Text_20body" style:family="paragraph">
      <style:paragraph-properties style:master-page-name="HTML"/>
      <style:text-properties fo:color="#000000" fo:font-family="Times New Roman" fo:font-size="12.000000000000000pt" fo:font-weight="bold"/>
    </style:style>
    <style:style style:name="P2" style:parent-style-name="Text_20body" style:family="paragraph">
      <style:text-properties fo:color="#000000" fo:font-family="Times New Roman" fo:font-size="12.000000000000000pt"/>
    </style:style>
    <style:style style:name="P3" style:parent-style-name="Text_20body" style:family="paragraph">
      <style:text-properties fo:color="#000000" fo:font-family="Times New Roman" fo:font-size="12.000000000000000pt" fo:font-weight="bold"/>
    </style:style>
    <style:style style:name="T1" style:parent-style-name="Text_20body" style:family="text">
      <style:text-properties fo:font-weight="bold"/>
    </style:style>
    <style:style style:name="P4" style:parent-style-name="Text_20body" style:family="paragraph">
      <style:text-properties fo:color="#000000" fo:font-family="Times New Roman" fo:font-size="12.000000000000000pt" fo:font-weight="normal"/>
    </style:style>
    <text:list-style style:name="L11" style:display-name="L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1" style:display-name="L2">
      <text:list-level-style-bullet text:level="1" text:bullet-char="•">
        <style:list-level-properties text:space-before="21.203186338399998pt" text:min-label-width="14.144906394200000pt"/>
      </text:list-level-style-bullet>
      <text:list-level-style-bullet text:level="2" text:bullet-char="•">
        <style:list-level-properties text:space-before="56.551279071000003pt" text:min-label-width="14.144906394200000pt"/>
      </text:list-level-style-bullet>
      <text:list-level-style-bullet text:level="3" text:bullet-char="•">
        <style:list-level-properties text:space-before="91.899371803599990pt" text:min-label-width="14.144906394200000pt"/>
      </text:list-level-style-bullet>
      <text:list-level-style-bullet text:level="4" text:bullet-char="•">
        <style:list-level-properties text:space-before="127.247464536199999pt" text:min-label-width="14.144906394200000pt"/>
      </text:list-level-style-bullet>
      <text:list-level-style-bullet text:level="5" text:bullet-char="•">
        <style:list-level-properties text:space-before="162.595557268799979pt" text:min-label-width="14.144906394200000pt"/>
      </text:list-level-style-bullet>
      <text:list-level-style-bullet text:level="6" text:bullet-char="•">
        <style:list-level-properties text:space-before="197.943650001399988pt" text:min-label-width="14.144906394200000pt"/>
      </text:list-level-style-bullet>
      <text:list-level-style-bullet text:level="7" text:bullet-char="•">
        <style:list-level-properties text:space-before="233.291742733999996pt" text:min-label-width="14.144906394200000pt"/>
      </text:list-level-style-bullet>
      <text:list-level-style-bullet text:level="8" text:bullet-char="•">
        <style:list-level-properties text:space-before="268.668181972399964pt" text:min-label-width="14.144906394200000pt"/>
      </text:list-level-style-bullet>
      <text:list-level-style-bullet text:level="9" text:bullet-char="•">
        <style:list-level-properties text:space-before="304.016274705000001pt" text:min-label-width="14.144906394200000pt"/>
      </text:list-level-style-bullet>
      <text:list-level-style-bullet text:level="10" text:bullet-char="•">
        <style:list-level-properties text:space-before="339.364367437599981pt" text:min-label-width="14.144906394200000pt"/>
      </text:list-level-style-bullet>
    </text:list-style>
  </office:automatic-styles>
  <office:body>
    <office:text>
      <text:tracked-changes/>
      <text:page-sequence>
        <text:page text:master-page-name="HTML"/>
      </text:page-sequence>
      <text:p text:style-name="P1">Name</text:p>
      <text:p text:style-name="P2">Rettet Dago!</text:p>
      <text:p text:style-name="P3"><text:bookmark text:name="bjia9"/><text:bookmark text:name="bjia8"/><text:bookmark text:name="bjia7"/></text:p>
      <text:p text:style-name="P3"><text:bookmark text:name="bjia11"/><text:bookmark text:name="bjia10"/>Beschreibung</text:p>
      <text:p text:style-name="P2">Dago wird vor einer Höhle von zwei Bären angegriffen. Ihr müsst ihm zu Hilfe eilen.</text:p>
      <text:p text:style-name="P2"><text:bookmark text:name="bjia14"/><text:bookmark text:name="bjia13"/></text:p>
      <text:p text:style-name="P2"><text:bookmark text:name="bjia16"/><text:bookmark text:name="bjia15"/><text:span text:style-name="T1">Typ</text:span></text:p>
      <text:list text:style-name="L11">
        <text:list-item>
          <text:p text:style-name="P2">Primär</text:p>
        </text:list-item>
      </text:list>
      <text:p text:style-name="P2"/>
      <text:p text:style-name="P3"><text:bookmark text:name="x9n43"/><text:bookmark text:name="bjia18"/>Auftraggeber</text:p>
      <text:p text:style-name="P2">Dago</text:p>
      <text:p text:style-name="P3"><text:bookmark text:name="v1ic1"/><text:bookmark text:name="v1ic0"/><text:bookmark text:name="bjia182"/></text:p>
      <text:p text:style-name="P3"><text:bookmark text:name="v1ic2"/><text:bookmark text:name="bjia183"/>Verlauf</text:p>
      <text:p text:style-name="P2">Sobald ein Charakter das Gebiet vor Dagos Position betritt, beginnt eine kurze Videosequenz, die Dago und die Bären zeigt. Daraufhin kämpft Dago gegen die Bären und die Charaktere haben die Möglichkeit ihm zu helfen.</text:p>
      <text:p text:style-name="P2">Nachdem die Bären getötet wurden folgt erneut eine kurze Videosequenz, in welcher Dago die Charaktere auffordert ihm zum Burgeingang zu folgen. Ist Dago am Weg zum Burgeingang angekommen, ist der Auftrag erfolgreich abgeschlossen.</text:p>
      <text:p text:style-name="P2">Wird Dago getötet, ist der Auftrag fehlgeschlagen.</text:p>
      <text:p text:style-name="P2"><text:bookmark text:name="bjia19"/><text:bookmark text:name="bjia185"/></text:p>
      <text:p text:style-name="P2"><text:bookmark text:name="bjia21"/><text:bookmark text:name="bjia20"/><text:span text:style-name="T1">Ziele</text:span></text:p>
      <text:list text:style-name="L21">
        <text:list-item>
          <text:p text:style-name="P2"><text:bookmark text:name="q_5s0"/>Helft Dago die Bären zu töten.</text:p>
        </text:list-item>
        <text:list-item>
          <text:p text:style-name="P2"><text:bookmark text:name="p0.f0"/>Folgt Dago zum Burgeingang.</text:p>
        </text:list-item>
      </text:list>
      <text:p text:style-name="P2"/>
      <text:p text:style-name="P3">Belohnungen</text:p>
      <text:p text:style-name="P4">300 Erfahrung</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paragraph-properties style:tab-stop-distance="35.461478755799995pt" style:writing-mode="page"/>
      <style:text-properties fo:country="DE" fo:font-family="Times New Roman" fo:font-size="12.000000000000000pt" fo:language="de"/>
    </style:default-style>
    <style:style style:name="Header" style:display-name="Header" style:family="paragraph">
      <style:paragraph-properties fo:margin-bottom="4.308668881600000pt" fo:margin-left="4.308668881600000pt" fo:margin-right="4.308668881600000pt" fo:margin-top="4.308668881600000pt" fo:text-indent="0.000000000000000pt" style:tab-stop-distance="35.461478755799995pt" style:writing-mode="page">
        <style:tab-stops>
          <style:tab-stop style:position="240.88860628840pt" style:type="center" style:leader-type="none" style:leader-style="none" style:leader-width="auto" style:leader-color="font-color"/>
          <style:tab-stop style:position="481.86225209420pt" style:type="right" style:leader-type="none" style:leader-style="none" style:leader-width="auto" style:leader-color="font-color"/>
        </style:tab-stops>
      </style:paragraph-properties>
      <style:text-properties fo:country="DE" fo:font-family="Verdana, sans-serif" fo:font-size="10.000000000000000pt" fo:language="de"/>
    </style:style>
    <style:style style:name="Text_20body" style:display-name="Text body" style:family="paragraph">
      <style:paragraph-properties fo:margin-bottom="0.000000000000000pt" fo:margin-left="0.000000000000000pt" fo:margin-right="0.000000000000000pt" fo:margin-top="0.000000000000000pt" fo:text-indent="0.000000000000000pt" style:tab-stop-distance="35.461478755799995pt" style:writing-mode="page"/>
      <style:text-properties fo:country="DE" fo:font-family="Verdana, sans-serif" fo:font-size="10.000000000000000pt" fo:language="de"/>
    </style:style>
    <style:style style:name="List" style:display-name="List" style:family="paragraph">
      <style:paragraph-properties fo:margin-bottom="0.000000000000000pt" fo:margin-left="0.000000000000000pt" fo:margin-right="0.000000000000000pt" fo:margin-top="0.000000000000000pt" fo:text-indent="0.000000000000000pt" style:tab-stop-distance="35.461478755799995pt" style:writing-mode="page"/>
      <style:text-properties fo:country="DE" fo:font-family="Verdana, sans-serif" fo:font-size="10.000000000000000pt" fo:language="de"/>
    </style:style>
    <style:style style:name="Sender" style:display-name="Sender" style:family="paragraph">
      <style:paragraph-properties fo:margin-bottom="0.000000000000000pt" fo:margin-left="4.308668881600000pt" fo:margin-right="4.308668881600000pt" fo:margin-top="0.000000000000000pt" fo:text-indent="0.000000000000000pt" style:tab-stop-distance="35.461478755799995pt" style:writing-mode="page"/>
      <style:text-properties fo:country="DE" fo:font-family="Verdana, sans-serif" fo:font-size="10.000000000000000pt" fo:font-style="italic" fo:language="de"/>
    </style:style>
    <style:style style:name="Horizontal_20Line" style:display-name="Horizontal Line" style:family="paragraph" style:next-style-name="Text_20body">
      <style:paragraph-properties fo:border-bottom="0.056693pt double #808080" fo:margin-bottom="14.144906394200000pt" fo:margin-left="4.308668881600000pt" fo:margin-right="4.308668881600000pt" fo:margin-top="0.000000000000000pt" fo:padding-bottom="0.000000000000000pt" fo:padding-left="0.000000000000000pt" fo:padding-right="0.000000000000000pt" fo:padding-top="0.000000000000000pt" fo:text-indent="0.000000000000000pt" style:border-line-width-bottom="0.056693pt 0.992128pt 0.056693pt" style:tab-stop-distance="35.461478755799995pt" style:writing-mode="page"/>
      <style:text-properties fo:country="DE" fo:font-family="Verdana, sans-serif" fo:font-size="6.000000000000000pt" fo:language="de"/>
    </style:style>
    <style:style style:name="Standard" style:display-name="Standard" style:family="paragraph">
      <style:paragraph-properties fo:margin-bottom="4.308668881600000pt" fo:margin-left="4.308668881600000pt" fo:margin-right="4.308668881600000pt" fo:margin-top="4.308668881600000pt" fo:text-indent="0.000000000000000pt" style:tab-stop-distance="35.461478755799995pt" style:writing-mode="page"/>
      <style:text-properties fo:country="DE" fo:font-family="Verdana, sans-serif" fo:font-size="10.000000000000000pt" fo:language="de"/>
    </style:style>
    <style:style style:name="Index" style:display-name="Index" style:family="paragraph">
      <style:paragraph-properties fo:margin-bottom="4.308668881600000pt" fo:margin-left="4.308668881600000pt" fo:margin-right="4.308668881600000pt" fo:margin-top="4.308668881600000pt" fo:text-indent="0.000000000000000pt" style:tab-stop-distance="35.461478755799995pt" style:writing-mode="page"/>
      <style:text-properties fo:country="DE" fo:font-family="Verdana, sans-serif" fo:font-size="10.000000000000000pt" fo:language="de"/>
    </style:style>
    <style:style style:name="Footer" style:display-name="Footer" style:family="paragraph">
      <style:paragraph-properties fo:margin-bottom="4.308668881600000pt" fo:margin-left="4.308668881600000pt" fo:margin-right="4.308668881600000pt" fo:margin-top="4.308668881600000pt" fo:text-indent="0.000000000000000pt" style:tab-stop-distance="35.461478755799995pt" style:writing-mode="page">
        <style:tab-stops>
          <style:tab-stop style:position="240.88860628840pt" style:type="center" style:leader-type="none" style:leader-style="none" style:leader-width="auto" style:leader-color="font-color"/>
          <style:tab-stop style:position="481.86225209420pt" style:type="right" style:leader-type="none" style:leader-style="none" style:leader-width="auto" style:leader-color="font-color"/>
        </style:tab-stops>
      </style:paragraph-properties>
      <style:text-properties fo:country="DE" fo:font-family="Verdana, sans-serif" fo:font-size="10.000000000000000pt" fo:language="de"/>
    </style:style>
    <style:style style:name="Caption" style:display-name="Caption" style:family="paragraph">
      <style:paragraph-properties fo:margin-bottom="6.009459229600000pt" fo:margin-left="4.308668881600000pt" fo:margin-right="4.308668881600000pt" fo:margin-top="6.009459229600000pt" fo:text-indent="0.000000000000000pt" style:tab-stop-distance="35.461478755799995pt" style:writing-mode="page"/>
      <style:text-properties fo:country="DE" fo:font-family="Verdana, sans-serif" fo:font-size="12.000000000000000pt" fo:font-style="italic" fo:language="de"/>
    </style:style>
    <style:style style:name="Table_20Contents" style:display-name="Table Contents" style:family="paragraph">
      <style:paragraph-properties fo:margin-bottom="0.000000000000000pt" fo:margin-left="0.000000000000000pt" fo:margin-right="0.000000000000000pt" fo:margin-top="0.000000000000000pt" fo:text-indent="0.000000000000000pt" style:tab-stop-distance="35.461478755799995pt" style:writing-mode="page"/>
      <style:text-properties fo:country="DE" fo:font-family="Verdana, sans-serif" fo:font-size="10.000000000000000pt" fo:language="de"/>
    </style:style>
    <style:style style:name="Heading_201" style:display-name="Heading 1" style:family="paragraph" style:next-style-name="Text_20body">
      <style:paragraph-properties fo:margin-bottom="14.144906394200000pt" fo:margin-left="4.308668881600000pt" fo:margin-right="4.308668881600000pt" fo:margin-top="11.990571953400000pt" fo:text-indent="0.000000000000000pt" style:tab-stop-distance="35.461478755799995pt" style:writing-mode="page"/>
      <style:text-properties fo:country="DE" fo:font-family="Times New Roman" fo:font-size="24.000000000000000pt" fo:font-weight="bold" fo:language="de"/>
    </style:style>
    <style:style style:name="Heading" style:display-name="Heading" style:family="paragraph" style:next-style-name="Text_20body">
      <style:paragraph-properties fo:margin-bottom="14.144906394200000pt" fo:margin-left="4.308668881600000pt" fo:margin-right="4.308668881600000pt" fo:margin-top="11.990571953400000pt" fo:text-indent="0.000000000000000pt" style:tab-stop-distance="35.461478755799995pt" style:writing-mode="page"/>
      <style:text-properties fo:country="DE" fo:font-family="Albany" fo:font-size="14.000000000000000pt" fo:language="de"/>
    </style:style>
    <style:style style:name="Bullet_20Symbols" style:display-name="Bullet Symbols" style:family="text">
      <style:text-properties fo:font-family="StarSymbol" fo:font-size="9.000000000000000pt"/>
    </style:style>
    <style:style style:name="Placeholder" style:display-name="Placeholder" style:family="text">
      <style:text-properties fo:color="#008080" fo:font-variant="small-caps" style:text-underline-style="dotted" style:text-underline-type="single" style:text-underline-width="auto"/>
    </style:style>
    <style:style style:name="Endnote_20Symbol" style:display-name="Endnote Symbol" style:family="text"/>
    <style:style style:name="Internet_20link" style:display-name="Internet link" style:family="text">
      <style:text-properties fo:color="#000080" style:text-underline-style="solid" style:text-underline-type="single" style:text-underline-width="auto"/>
    </style:style>
    <style:style style:name="Footnote_20Symbol" style:display-name="Footnote Symbol" style:family="text"/>
  </office:styles>
  <office:automatic-styles>
    <style:page-layout style:name="pm1" style:page-usage="all">
      <style:page-layout-properties fo:margin-bottom="72.000124732000003pt" fo:margin-left="90.000155914999993pt" fo:margin-right="90.000155914999993pt" fo:margin-top="72.000124732000003pt" fo:page-height="792.001372051999965pt" fo:page-width="612.001060221999978pt" style:print-orientation="portrait">
    
   </style:page-layout-properties>
    </style:page-layout>
    <style:page-layout style:name="pm2" style:page-usage="all">
      <style:page-layout-properties fo:margin-bottom="28.346505799999999pt" fo:margin-left="56.693011599999998pt" fo:margin-right="28.346505799999999pt" fo:margin-top="28.346505799999999pt" fo:page-height="792.001372051999965pt" fo:page-width="612.001060221999978pt" style:print-orientation="portrait">
    
   </style:page-layout-properties>
    </style:page-layout>
  </office:automatic-styles>
  <office:master-styles>
    <style:master-page style:name="Endnote" style:page-layout-name="pm1"/>
    <style:master-page style:name="HTML"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1.2</meta:generator>
    <dc:title/>
    <meta:initial-creator>Tamino Dauth</meta:initial-creator>
    <meta:editing-cycles>3</meta:editing-cycles>
    <dc:date>2010-08-17T20:27:58</dc:date>
    <meta:creation-date>2009-06-08T18:06:26</meta:creation-date>
    <meta:language>en-US</meta:language>
    <dc:creator>Tamino Dauth</dc:creator>
  </office:meta>
</office:document-meta>
</file>